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81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1"/>
        <table:table-column table:style-name="co7" table:default-cell-style-name="ce1"/>
        <table:table-column table:style-name="co6" table:number-columns-repeated="16372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8">
            <text:p>Chapitre 1 : Les nombres entiers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Sam 8/06</text:p>
          </table:table-cell>
          <table:table-cell office:value-type="string" table:style-name="ce2">
            <text:p>Mar 11/06</text:p>
          </table:table-cell>
          <table:table-cell office:value-type="string" table:style-name="ce2">
            <text:p>Mer 12/03</text:p>
          </table:table-cell>
          <table:table-cell office:value-type="string" table:style-name="ce2">
            <text:p>Jeu 13/06</text:p>
          </table:table-cell>
          <table:table-cell office:value-type="string" table:style-name="ce2">
            <text:p>ven 14/06</text:p>
          </table:table-cell>
          <table:table-cell office:value-type="string" table:style-name="ce2">
            <text:p>sam 15/06</text:p>
          </table:table-cell>
          <table:table-cell office:value-type="string" table:style-name="ce2">
            <text:p>Lun 24/06</text:p>
          </table:table-cell>
          <table:table-cell office:value-type="string" table:style-name="ce2">
            <text:p>Mar 25/06</text:p>
          </table:table-cell>
          <table:table-cell office:value-type="string" table:style-name="ce2">
            <text:p>Mer 26/0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0.5" table:style-name="ce2">
            <text:p>0,5</text:p>
          </table:table-cell>
          <table:table-cell office:value-type="float" office:value="0.5" table:style-name="ce2">
            <text:p>0,5</text:p>
          </table:table-cell>
          <table:table-cell office:value-type="float" office:value="0.5" table:style-name="ce2">
            <text:p>0,5</text:p>
          </table:table-cell>
          <table:table-cell office:value-type="float" office:value="0.5" table:style-name="ce2">
            <text:p>0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3">
            <text:p>Total :</text:p>
          </table:table-cell>
          <table:table-cell office:value-type="float" office:value="8" table:formula="msoxl:=SUM(B3:P3)" table:style-name="ce3">
            <text:p>8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83" table:style-name="ce2">
            <text:p>83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style-name="ce1"/>
          <table:table-cell office:value-type="string" table:style-name="ce1">
            <text:p>Depuis le début :</text:p>
          </table:table-cell>
          <table:table-cell office:value-type="float" office:value="71" table:formula="msoxl:=SUM(J5,J12,J18,J23,J32,J41,J48,J55,J63,J68,J74,J80,J86)" table:style-name="ce1">
            <text:p>71</text:p>
          </table:table-cell>
          <table:table-cell office:value-type="string" table:style-name="ce1">
            <text:p>heures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2 : Les nombres décimaux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Mer 3/07</text:p>
          </table:table-cell>
          <table:table-cell office:value-type="string" table:style-name="ce2">
            <text:p>Ven 5/07</text:p>
          </table:table-cell>
          <table:table-cell office:value-type="string" table:style-name="ce2">
            <text:p>Sam 06/07</text:p>
          </table:table-cell>
          <table:table-cell table:number-columns-repeated="6" table:style-name="ce2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uros l'heure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2.5" table:style-name="ce2">
            <text:p>2,5</text:p>
          </table:table-cell>
          <table:table-cell office:value-type="float" office:value="1" table:style-name="ce2">
            <text:p>1</text:p>
          </table:table-cell>
          <table:table-cell office:value-type="float" office:value="2.5" table:style-name="ce2">
            <text:p>2,5</text:p>
          </table:table-cell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office:value-type="float" office:value="1775" table:formula="msoxl:=M7*25" table:style-name="ce1">
            <text:p>1775</text:p>
          </table:table-cell>
          <table:table-cell office:value-type="string" table:style-name="ce1">
            <text:p>euros</text:p>
          </table:table-cell>
          <table:table-cell table:number-columns-repeated="16370"/>
        </table:table-row>
        <table:table-row table:style-name="ro1">
          <table:table-cell table:number-columns-repeated="8" table:style-name="ce2"/>
          <table:table-cell office:value-type="string" table:style-name="ce3">
            <text:p>Total :</text:p>
          </table:table-cell>
          <table:table-cell office:value-type="float" office:value="6" table:formula="msoxl:=SUM(B10:J10)" table:style-name="ce3">
            <text:p>6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80" table:style-name="ce2">
            <text:p>80</text:p>
          </table:table-cell>
          <table:table-cell table:style-name="ce1"/>
          <table:table-cell office:value-type="string" table:style-name="ce1">
            <text:p>Nombre d'exercices total :</text:p>
          </table:table-cell>
          <table:table-cell table:style-name="ce1"/>
          <table:table-cell office:value-type="float" office:value="913" table:formula="msoxl:=SUM(J6,J13,J19,J24,J33,J42,J49,J56,J64,J69,J75,J81,J87)" table:style-name="ce1">
            <text:p>913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3 : Additions et soustractions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un 8/07</text:p>
          </table:table-cell>
          <table:table-cell office:value-type="string" table:style-name="ce2">
            <text:p>Mar 9/07</text:p>
          </table:table-cell>
          <table:table-cell office:value-type="string" table:style-name="ce2">
            <text:p>Mer 10/07</text:p>
          </table:table-cell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1" table:style-name="ce2">
            <text:p>1</text:p>
          </table:table-cell>
          <table:table-cell office:value-type="float" office:value="3.5" table:style-name="ce2">
            <text:p>3,5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office:value-type="string" table:style-name="ce4">
            <text:p>PAYEES</text:p>
          </table:table-cell>
          <table:table-cell table:number-columns-repeated="16371"/>
        </table:table-row>
        <table:table-row table:style-name="ro1">
          <table:table-cell table:number-columns-repeated="8" table:style-name="ce2"/>
          <table:table-cell office:value-type="string" table:style-name="ce3">
            <text:p>Total :</text:p>
          </table:table-cell>
          <table:table-cell office:value-type="float" office:value="6.5" table:formula="msoxl:=SUM(B16:J16)" table:style-name="ce3">
            <text:p>6,5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102" table:style-name="ce2">
            <text:p>10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4 : Multiplications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Sam 13/07</text:p>
          </table:table-cell>
          <table:table-cell office:value-type="string" table:style-name="ce2">
            <text:p>Dim 14/07</text:p>
          </table:table-cell>
          <table:table-cell office:value-type="string" table:style-name="ce2">
            <text:p>Lun 15/07</text:p>
          </table:table-cell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9">
            <text:p>Total :</text:p>
          </table:table-cell>
          <table:table-cell office:value-type="float" office:value="5" table:formula="msoxl:=SUM(B22:J22)" table:style-name="ce10">
            <text:p>5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101" table:style-name="ce2">
            <text:p>101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5 : Divisions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Mar 16/07</text:p>
          </table:table-cell>
          <table:table-cell office:value-type="string" table:style-name="ce2">
            <text:p>Sam 20 /07</text:p>
          </table:table-cell>
          <table:table-cell office:value-type="string" table:style-name="ce2">
            <text:p>Dim 21 /07</text:p>
          </table:table-cell>
          <table:table-cell office:value-type="string" table:style-name="ce2">
            <text:p>Lun 22/07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9">
            <text:p>Total :</text:p>
          </table:table-cell>
          <table:table-cell office:value-type="float" office:value="5.5" table:formula="msoxl:=SUM(B29:J29)" table:style-name="ce10">
            <text:p>5,5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93" table:style-name="ce2">
            <text:p>93</text:p>
          </table:table-cell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6 : Ecritures fractionnaires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Mer 24 / 07</text:p>
          </table:table-cell>
          <table:table-cell office:value-type="string" table:style-name="ce2">
            <text:p>Ven 26/ 07</text:p>
          </table:table-cell>
          <table:table-cell office:value-type="string" table:style-name="ce2">
            <text:p>Sam 27 /07</text:p>
          </table:table-cell>
          <table:table-cell office:value-type="date" office:date-value="2019-07-28T00:00:00" table:style-name="ce5">
            <text:p>28-juil</text:p>
          </table:table-cell>
          <table:table-cell office:value-type="date" office:date-value="2019-07-29T00:00:00" table:style-name="ce5">
            <text:p>29-juil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.25" table:style-name="ce2">
            <text:p>1,25</text:p>
          </table:table-cell>
          <table:table-cell office:value-type="float" office:value="1.25" table:style-name="ce2">
            <text:p>1,25</text:p>
          </table:table-cell>
          <table:table-cell office:value-type="float" office:value="2.5" table:style-name="ce2">
            <text:p>2,5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3" table:style-name="ce2"/>
          <table:table-cell table:style-name="ce5"/>
          <table:table-cell table:number-columns-repeated="6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9">
            <text:p>Total :</text:p>
          </table:table-cell>
          <table:table-cell office:value-type="float" office:value="7" table:formula="msoxl:=SUM(B38:J38)" table:style-name="ce10">
            <text:p>7</text:p>
          </table:table-cell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59" table:style-name="ce2">
            <text:p>59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7 : Règle, équerre, compas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date" office:date-value="2019-07-30T00:00:00" table:style-name="ce5">
            <text:p>30-juil</text:p>
          </table:table-cell>
          <table:table-cell office:value-type="date" office:date-value="2019-07-31T00:00:00" table:style-name="ce5">
            <text:p>31-juil</text:p>
          </table:table-cell>
          <table:table-cell office:value-type="date" office:date-value="2019-08-01T00:00:00" table:style-name="ce5">
            <text:p>01-août</text:p>
          </table:table-cell>
          <table:table-cell office:value-type="date" office:date-value="2019-08-03T00:00:00" table:style-name="ce5">
            <text:p>03-août</text:p>
          </table:table-cell>
          <table:table-cell office:value-type="date" office:date-value="2019-08-04T00:00:00" table:style-name="ce5">
            <text:p>04-août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1.5" table:style-name="ce2">
            <text:p>1,5</text:p>
          </table:table-cell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3" table:style-name="ce2"/>
          <table:table-cell table:style-name="ce5"/>
          <table:table-cell table:number-columns-repeated="6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9">
            <text:p>Total :</text:p>
          </table:table-cell>
          <table:table-cell office:value-type="float" office:value="7" table:formula="msoxl:=SUM(B45:J45)" table:style-name="ce10">
            <text:p>7</text:p>
          </table:table-cell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88" table:style-name="ce2">
            <text:p>88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8 : Les angles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date" office:date-value="2019-08-12T00:00:00" table:style-name="ce5">
            <text:p>12-août</text:p>
          </table:table-cell>
          <table:table-cell office:value-type="date" office:date-value="2019-08-16T00:00:00" table:style-name="ce5">
            <text:p>16-août</text:p>
          </table:table-cell>
          <table:table-cell office:value-type="date" office:date-value="2019-08-17T00:00:00" table:style-name="ce5">
            <text:p>17-août</text:p>
          </table:table-cell>
          <table:table-cell office:value-type="date" office:date-value="2019-08-18T00:00:00" table:style-name="ce5">
            <text:p>18-août</text:p>
          </table:table-cell>
          <table:table-cell table:style-name="ce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2.5" table:style-name="ce2">
            <text:p>2,5</text:p>
          </table:table-cell>
          <table:table-cell office:value-type="float" office:value="0.5" table:style-name="ce2">
            <text:p>0,5</text:p>
          </table:table-cell>
          <table:table-cell office:value-type="float" office:value="0.5" table:style-name="ce2">
            <text:p>0,5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 table:number-columns-repeated="3" table:style-name="ce2"/>
          <table:table-cell table:style-name="ce5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Total :</text:p>
          </table:table-cell>
          <table:table-cell office:value-type="float" office:value="4.5" table:formula="msoxl:=SUM(B52:H52)" table:style-name="ce6">
            <text:p>4,5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45" table:style-name="ce2">
            <text:p>45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9 : La symétrie <text:s/>axiale</text:p>
          </table:table-cell>
          <table:covered-table-cell table:number-columns-repeated="4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date" office:date-value="2019-08-20T00:00:00" table:style-name="ce5">
            <text:p>20-août</text:p>
          </table:table-cell>
          <table:table-cell table:number-columns-repeated="3" table:style-name="ce5"/>
          <table:table-cell table:style-name="ce2"/>
          <table:table-cell table:style-name="ce7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4.5" table:style-name="ce2">
            <text:p>4,5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table:number-columns-repeated="3" table:style-name="ce2"/>
          <table:table-cell table:style-name="ce5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style-name="ce1"/>
          <table:table-cell office:value-type="float" office:value="26" table:formula="msoxl:=SUM(J55,J63,J68,J74,J80,J86)" table:style-name="ce1">
            <text:p>26</text:p>
          </table:table-cell>
          <table:table-cell table:number-columns-repeated="16372"/>
        </table:table-row>
        <table:table-row table:style-name="ro1">
          <table:table-cell table:number-columns-repeated="8" table:style-name="ce2"/>
          <table:table-cell office:value-type="string" table:style-name="ce2">
            <text:p>Total :</text:p>
          </table:table-cell>
          <table:table-cell office:value-type="float" office:value="4.5" table:formula="msoxl:=SUM(B60:H60)" table:style-name="ce6">
            <text:p>4,5</text:p>
          </table:table-cell>
          <table:table-cell table:style-name="ce1"/>
          <table:table-cell office:value-type="float" office:value="650" table:formula="msoxl:=L62*25" table:style-name="ce1">
            <text:p>650</text:p>
          </table:table-cell>
          <table:table-cell table:number-columns-repeated="16372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50" table:style-name="ce2">
            <text:p>50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10 : Périmètre et aire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date" office:date-value="2019-08-21T00:00:00" table:style-name="ce5">
            <text:p>21-août</text:p>
          </table:table-cell>
          <table:table-cell office:value-type="date" office:date-value="2019-08-22T00:00:00" table:style-name="ce5">
            <text:p>22-août</text:p>
          </table:table-cell>
          <table:table-cell office:value-type="date" office:date-value="2019-08-23T00:00:00" table:style-name="ce5">
            <text:p>23-août</text:p>
          </table:table-cell>
          <table:table-cell table:number-columns-repeated="2" table:style-name="ce5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.5" table:style-name="ce2">
            <text:p>1,5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Total :</text:p>
          </table:table-cell>
          <table:table-cell office:value-type="float" office:value="6.5" table:formula="msoxl:=SUM(B67:H67)" table:style-name="ce6">
            <text:p>6,5</text:p>
          </table:table-cell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Nbre d'exos</text:p>
          </table:table-cell>
          <table:table-cell office:value-type="float" office:value="90" table:style-name="ce2">
            <text:p>90</text:p>
          </table:table-cell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11 : Géométrie dans l'espace + Volume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date" office:date-value="2019-08-24T00:00:00" table:style-name="ce5">
            <text:p>24-août</text:p>
          </table:table-cell>
          <table:table-cell office:value-type="date" office:date-value="2019-08-25T00:00:00" table:style-name="ce5">
            <text:p>25-août</text:p>
          </table:table-cell>
          <table:table-cell table:number-columns-repeated="3" table:style-name="ce5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2.5" table:style-name="ce2">
            <text:p>2,5</text:p>
          </table:table-cell>
          <table:table-cell office:value-type="float" office:value="2" table:style-name="ce2">
            <text:p>2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Total :</text:p>
          </table:table-cell>
          <table:table-cell office:value-type="float" office:value="4.5" table:formula="msoxl:=SUM(B73:H73)" table:style-name="ce6">
            <text:p>4,5</text:p>
          </table:table-cell>
          <table:table-cell table:number-columns-repeated="16374"/>
        </table:table-row>
        <table:table-row table:style-name="ro1"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4" table:style-name="ce2"/>
          <table:table-cell office:value-type="string" table:style-name="ce2">
            <text:p>Nbre d'exos</text:p>
          </table:table-cell>
          <table:table-cell office:value-type="float" office:value="55" table:style-name="ce2">
            <text:p>55</text:p>
          </table:table-cell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12 : proportionnalité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date" office:date-value="2019-08-27T00:00:00" table:style-name="ce5">
            <text:p>27-août</text:p>
          </table:table-cell>
          <table:table-cell table:number-columns-repeated="4" table:style-name="ce5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Total :</text:p>
          </table:table-cell>
          <table:table-cell office:value-type="float" office:value="3" table:formula="msoxl:=SUM(B79:H79)" table:style-name="ce6">
            <text:p>3</text:p>
          </table:table-cell>
          <table:table-cell table:number-columns-repeated="16374"/>
        </table:table-row>
        <table:table-row table:style-name="ro1"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4" table:style-name="ce2"/>
          <table:table-cell office:value-type="string" table:style-name="ce2">
            <text:p>Nbre d'exos</text:p>
          </table:table-cell>
          <table:table-cell office:value-type="float" office:value="35" table:style-name="ce2">
            <text:p>35</text:p>
          </table:table-cell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5" table:number-rows-spanned="1" table:style-name="ce8">
            <text:p>Chapitre 13 : Gestion de données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29 aout</text:p>
          </table:table-cell>
          <table:table-cell office:value-type="date" office:date-value="2019-08-30T00:00:00" table:style-name="ce5">
            <text:p>30-août</text:p>
          </table:table-cell>
          <table:table-cell table:number-columns-repeated="3" table:style-name="ce5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Temps de travail (en heure)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Total :</text:p>
          </table:table-cell>
          <table:table-cell office:value-type="float" office:value="3" table:formula="msoxl:=SUM(B85:H85)" table:style-name="ce6">
            <text:p>3</text:p>
          </table:table-cell>
          <table:table-cell table:number-columns-repeated="16374"/>
        </table:table-row>
        <table:table-row table:style-name="ro1"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4" table:style-name="ce2"/>
          <table:table-cell office:value-type="string" table:style-name="ce2">
            <text:p>Nbre d'exos</text:p>
          </table:table-cell>
          <table:table-cell office:value-type="float" office:value="32" table:style-name="ce2">
            <text:p>32</text:p>
          </table:table-cell>
          <table:table-cell table:number-columns-repeated="16374"/>
        </table:table-row>
        <table:table-row table:number-rows-repeated="10484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mbria" svg:font-family="Cambria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Yann</meta:initial-creator>
    <dc:creator>Riyadh2</dc:creator>
    <meta:creation-date>2019-06-09T12:16:44Z</meta:creation-date>
    <dc:date>2019-09-25T12:08:52Z</dc:date>
    <meta:editing-cycles>1</meta:editing-cycles>
    <meta:editing-duration>PT256S</meta:editing-duration>
  </office:meta>
</office:document-meta>
</file>